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8.44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38.17mm" fo:break-before="auto" style:use-optimal-row-height="true"/>
    </style:style>
    <style:style style:name="ro5" style:family="table-row">
      <style:table-row-properties style:row-height="21.06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31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a xlink:href="https://en.dict.naver.com/#/entry/enko/16b5c7d4325a4d959a22c8cff1142a80" xlink:type="simple">end up with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결국 ~하게 되다</text:p>
          </table:table-cell>
        </table:table-row>
        <table:table-row table:style-name="ro2">
          <table:table-cell office:value-type="string" calcext:value-type="string">
            <text:p><text:a xlink:href="https://en.dict.naver.com/#/entry/enko/3f88146a940f42a0a9a1f0c292d94280" xlink:type="simple">fail·ure</text:a> </text:p>
          </table:table-cell>
          <table:table-cell office:value-type="string" calcext:value-type="string">
            <text:p>[ˈfeɪljə(r)] </text:p>
          </table:table-cell>
          <table:table-cell office:value-type="string" calcext:value-type="string">
            <text:p>:</text:p>
          </table:table-cell>
          <table:table-cell office:value-type="string" office:string-value="1.명사 실패&#10;The success or failure of the plan depends on you.&#10;&#10;그 계획이 성공하느냐 실패하느냐는 네게 달렸다.&#10;&#10;2.명사 실패자; 실패작&#10;The whole thing was a complete failure.&#10;&#10;그 일은 전부 완전 실패작이었다.&#10;&#10;3.명사 ~하지 않음, ~ 불이행&#10;the failure of the United Nations to maintain food supplies&#10;&#10;유엔의 식량 공급 지속 불이행" calcext:value-type="string">
            <text:p>1.명사 실패</text:p>
            <text:p>The success or failure of the plan depends on you.</text:p>
            <text:p/>
            <text:p>그 계획이 성공하느냐 실패하느냐는 네게 달렸다.</text:p>
            <text:p/>
            <text:p>2.명사 실패자; 실패작</text:p>
            <text:p>The whole thing was a complete failure.</text:p>
            <text:p/>
            <text:p>그 일은 전부 완전 실패작이었다.</text:p>
            <text:p/>
            <text:p>3.명사 ~하지 않음, ~ 불이행</text:p>
            <text:p>the failure of the United Nations to maintain food supplies</text:p>
            <text:p/>
            <text:p>유엔의 식량 공급 지속 불이행</text:p>
          </table:table-cell>
        </table:table-row>
        <table:table-row table:style-name="ro3">
          <table:table-cell office:value-type="string" calcext:value-type="string">
            <text:p><text:a xlink:href="https://en.dict.naver.com/#/entry/enko/a018c8bb3f6f4e62b661dc969b49d784" xlink:type="simple">op·ti·mize</text:a></text:p>
          </table:table-cell>
          <table:table-cell office:value-type="string" calcext:value-type="string">
            <text:p>[|ɑːptɪmaɪz] </text:p>
          </table:table-cell>
          <table:table-cell office:value-type="string" calcext:value-type="string">
            <text:p>:</text:p>
          </table:table-cell>
          <table:table-cell office:value-type="string" office:string-value="1.동사 …을 최대한 좋게[적합하게] 만들다[활용하다]&#10;to optimize the use of resources&#10;&#10;자원 이용을 최대한 잘하다" calcext:value-type="string">
            <text:p>1.동사 …을 최대한 좋게[적합하게] 만들다[활용하다]</text:p>
            <text:p>to optimize the use of resources</text:p>
            <text:p/>
            <text:p>자원 이용을 최대한 잘하다</text:p>
          </table:table-cell>
        </table:table-row>
        <table:table-row table:style-name="ro2">
          <table:table-cell office:value-type="string" calcext:value-type="string">
            <text:p><text:a xlink:href="https://en.dict.naver.com/#/entry/enko/570b0ab5bd944c2d9c2096e11667010d" xlink:type="simple">thresh·old</text:a> </text:p>
          </table:table-cell>
          <table:table-cell office:value-type="string" calcext:value-type="string">
            <text:p>[|θreʃhoʊld] </text:p>
          </table:table-cell>
          <table:table-cell office:value-type="string" calcext:value-type="string">
            <text:p>:</text:p>
          </table:table-cell>
          <table:table-cell office:value-type="string" office:string-value="1.명사 문지방&#10;She stood hesitating on the threshold.&#10;&#10;그녀는 문지방에서 머뭇거리며 서 있었다.&#10;&#10;2.명사 한계점&#10;He has a low boredom threshold.&#10;&#10;그는 지루함을 느끼는 한계점이 낮다[쉽게 지루해 한다].&#10;&#10;3.명사 (비유적인 의미의) 문턱&#10;She felt as though she was on the threshold of a new life.&#10;&#10;그녀는 자신이 새로운 삶의 문턱에 서 있는 것 같은 기분을 느꼈다." calcext:value-type="string">
            <text:p>1.명사 문지방</text:p>
            <text:p>She stood hesitating on the threshold.</text:p>
            <text:p/>
            <text:p>그녀는 문지방에서 머뭇거리며 서 있었다.</text:p>
            <text:p/>
            <text:p>2.명사 한계점</text:p>
            <text:p>He has a low boredom threshold.</text:p>
            <text:p/>
            <text:p>그는 지루함을 느끼는 한계점이 낮다[쉽게 지루해 한다].</text:p>
            <text:p/>
            <text:p>3.명사 (비유적인 의미의) 문턱</text:p>
            <text:p>She felt as though she was on the threshold of a new life.</text:p>
            <text:p/>
            <text:p>그녀는 자신이 새로운 삶의 문턱에 서 있는 것 같은 기분을 느꼈다.</text:p>
          </table:table-cell>
        </table:table-row>
        <table:table-row table:style-name="ro4">
          <table:table-cell office:value-type="string" calcext:value-type="string">
            <text:p><text:a xlink:href="https://en.dict.naver.com/#/entry/enko/7cad94505cad46bbaf33c5b4143edd8c" xlink:type="simple">com·pel</text:a> </text:p>
          </table:table-cell>
          <table:table-cell office:value-type="string" calcext:value-type="string">
            <text:p>[kəmˈpel] </text:p>
          </table:table-cell>
          <table:table-cell office:value-type="string" calcext:value-type="string">
            <text:p>:</text:p>
          </table:table-cell>
          <table:table-cell office:value-type="string" office:string-value="1.동사 강요[강제]하다; (필요에 따라) …하게 만들다&#10;The law can compel fathers to make regular payments for their children.&#10;&#10;아버지가 자녀들을 위해 정기적으로 돈을 지불하도록 법으로 강제할 수 있다.&#10;&#10;2.동사 (어떤 반응을) 자아내다[불러오다]&#10;He spoke with an authority that compelled the attention of the whole crowd.&#10;&#10;그는 모든 군중의 관심을 끄는 권위를 풍기며 연설을 했다.&#10;&#10;출처" calcext:value-type="string">
            <text:p>1.동사 강요[강제]하다; (필요에 따라) …하게 만들다</text:p>
            <text:p>The law can compel fathers to make regular payments for their children.</text:p>
            <text:p/>
            <text:p>아버지가 자녀들을 위해 정기적으로 돈을 지불하도록 법으로 강제할 수 있다.</text:p>
            <text:p/>
            <text:p>2.동사 (어떤 반응을) 자아내다[불러오다]</text:p>
            <text:p>He spoke with an authority that compelled the attention of the whole crowd.</text:p>
            <text:p/>
            <text:p>그는 모든 군중의 관심을 끄는 권위를 풍기며 연설을 했다.</text:p>
            <text:p/>
            <text:p>출처</text:p>
          </table:table-cell>
        </table:table-row>
        <table:table-row table:style-name="ro5">
          <table:table-cell office:value-type="string" calcext:value-type="string">
            <text:p><text:a xlink:href="https://en.dict.naver.com/#/entry/enko/6788fc899cee465c85d02dade8f8c70c" xlink:type="simple">abyss</text:a> </text:p>
          </table:table-cell>
          <table:table-cell office:value-type="string" calcext:value-type="string">
            <text:p>[əˈbɪs] </text:p>
          </table:table-cell>
          <table:table-cell office:value-type="string" calcext:value-type="string">
            <text:p>:</text:p>
          </table:table-cell>
          <table:table-cell office:value-type="string" office:string-value="1.명사 심연, 깊은 구렁&#10;Ahead of them was a gaping abyss.&#10;&#10;그들 앞에 깊은 구렁텅이가 아가리를 떡 벌리고 있었다.&#10;&#10;출처" calcext:value-type="string">
            <text:p>1.명사 심연, 깊은 구렁</text:p>
            <text:p>Ahead of them was a gaping abyss.</text:p>
            <text:p/>
            <text:p>그들 앞에 깊은 구렁텅이가 아가리를 떡 벌리고 있었다.</text:p>
            <text:p/>
            <text:p>출처</text:p>
          </table:table-cell>
        </table:table-row>
        <table:table-row table:style-name="ro3">
          <table:table-cell office:value-type="string" calcext:value-type="string">
            <text:p><text:a xlink:href="https://en.dict.naver.com/#/entry/enko/05f75f14f5ed4d589aea52224fe54d7a" xlink:type="simple">bear in mind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office:string-value="1.…을 명심하다, 유념하다&#10;Please bear in mind that for this system to be successful there must be full cooperation between staff and management.&#10;&#10;이 제도가 성공하기 위해서는 직원과 경영진 사이에 충분한 협조가 있어야 한다는 점을 명심해주시기 바랍니다." calcext:value-type="string">
            <text:p>1.…을 명심하다, 유념하다</text:p>
            <text:p>Please bear in mind that for this system to be successful there must be full cooperation between staff and management.</text:p>
            <text:p/>
            <text:p>이 제도가 성공하기 위해서는 직원과 경영진 사이에 충분한 협조가 있어야 한다는 점을 명심해주시기 바랍니다.</text:p>
          </table:table-cell>
        </table:table-row>
        <table:table-row table:style-name="ro6">
          <table:table-cell office:value-type="string" calcext:value-type="string">
            <text:p><text:a xlink:href="https://en.dict.naver.com/#/entry/enko/d9634a90df0d4aafbcebd8d27a32d83a" xlink:type="simple">entre·pre·neur</text:a> </text:p>
          </table:table-cell>
          <table:table-cell office:value-type="string" calcext:value-type="string">
            <text:p>[|ɑːntrəprə|nɜː(r)]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. 명사 (특히 모험적인) 사업가[기업가]</text:p>
          </table:table-cell>
        </table:table-row>
        <table:table-row table:style-name="ro1">
          <table:table-cell office:value-type="string" calcext:value-type="string">
            <text:p><text:a xlink:href="https://en.dict.naver.com/#/entry/enko/bd0849b3b63843cf9d512229243b8c09" xlink:type="simple">entrenched</text:a> </text:p>
          </table:table-cell>
          <table:table-cell table:style-name="Default"/>
          <table:table-cell office:value-type="string" calcext:value-type="string">
            <text:p>:</text:p>
          </table:table-cell>
          <table:table-cell office:value-type="string" calcext:value-type="string">
            <text:p>1. 형용사 참호로 둘러싸인; 견고한, 확립된.</text:p>
          </table:table-cell>
        </table:table-row>
        <table:table-row table:style-name="ro5">
          <table:table-cell office:value-type="string" calcext:value-type="string">
            <text:p><text:a xlink:href="https://en.dict.naver.com/#/entry/enko/0833d4e3262349ec80ee16d4842ba8bf" xlink:type="simple">straight·for·ward</text:a> </text:p>
          </table:table-cell>
          <table:table-cell office:value-type="string" calcext:value-type="string">
            <text:p>[|streɪt|fɔːrwərd] </text:p>
          </table:table-cell>
          <table:table-cell office:value-type="string" calcext:value-type="string">
            <text:p>:</text:p>
          </table:table-cell>
          <table:table-cell office:value-type="string" office:string-value="1.형용사 간단한, 쉬운, 복잡하지 않은&#10;a straightforward process&#10;&#10;간단한 절차&#10;&#10;2.형용사 솔직한" calcext:value-type="string">
            <text:p>1.형용사 간단한, 쉬운, 복잡하지 않은</text:p>
            <text:p>a straightforward process</text:p>
            <text:p/>
            <text:p>간단한 절차</text:p>
            <text:p/>
            <text:p>2.형용사 솔직한</text:p>
          </table:table-cell>
        </table:table-row>
        <table:table-row table:style-name="ro7">
          <table:table-cell office:value-type="string" calcext:value-type="string">
            <text:p><text:a xlink:href="https://en.dict.naver.com/#/entry/enko/7eb886923a824ba9999c84e451480bab" xlink:type="simple">re·lent·less</text:a> </text:p>
          </table:table-cell>
          <table:table-cell office:value-type="string" calcext:value-type="string">
            <text:p>[rɪˈlentləs] </text:p>
          </table:table-cell>
          <table:table-cell office:value-type="string" calcext:value-type="string">
            <text:p>:</text:p>
          </table:table-cell>
          <table:table-cell office:value-type="string" office:string-value="1.형용사 수그러들지 않는, 끈질긴&#10;her relentless pursuit of perfection&#10;&#10;수그러들 줄 모르는 그녀의 완벽 추구&#10;&#10;2.형용사 가차 없는&#10;a relentless enemy&#10;&#10;가차 없는 적" calcext:value-type="string">
            <text:p>1.형용사 수그러들지 않는, 끈질긴</text:p>
            <text:p>her relentless pursuit of perfection</text:p>
            <text:p/>
            <text:p>수그러들 줄 모르는 그녀의 완벽 추구</text:p>
            <text:p/>
            <text:p>2.형용사 가차 없는</text:p>
            <text:p>a relentless enemy</text:p>
            <text:p/>
            <text:p>가차 없는 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돋움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1T12:11:31.024000000</meta:creation-date>
    <dc:date>2021-01-31T12:19:48.384000000</dc:date>
    <meta:editing-duration>PT8M17S</meta:editing-duration>
    <meta:editing-cycles>2</meta:editing-cycles>
    <meta:generator>Ultra_Office/6.2.3.2$Windows_x86 LibreOffice_project/</meta:generator>
    <meta:document-statistic meta:table-count="1" meta:cell-count="41" meta:object-count="0"/>
  </office:meta>
</office:document-meta>
</file>